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Georgia,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rsid="001856c0" officeooo:paragraph-rsid="0009402a"/>
    </style:style>
    <style:style style:name="P2" style:family="paragraph" style:parent-style-name="Standard">
      <style:paragraph-properties fo:line-height="200%" fo:text-align="center" style:justify-single-word="false"/>
      <style:text-properties style:font-name="Times New Roman" officeooo:paragraph-rsid="0009402a"/>
    </style:style>
    <style:style style:name="P3" style:family="paragraph" style:parent-style-name="Standard">
      <style:paragraph-properties fo:line-height="200%" fo:text-align="center" style:justify-single-word="false"/>
      <style:text-properties style:font-name="Times New Roman" officeooo:rsid="0009402a" officeooo:paragraph-rsid="0009402a"/>
    </style:style>
    <style:style style:name="P4" style:family="paragraph" style:parent-style-name="Standard">
      <style:paragraph-properties fo:line-height="200%" fo:text-align="center" style:justify-single-word="false"/>
      <style:text-properties officeooo:paragraph-rsid="0009402a"/>
    </style:style>
    <style:style style:name="P5" style:family="paragraph" style:parent-style-name="Standard">
      <style:paragraph-properties fo:line-height="200%" fo:text-align="start" style:justify-single-word="false"/>
      <style:text-properties officeooo:paragraph-rsid="0009402a"/>
    </style:style>
    <style:style style:name="P6" style:family="paragraph" style:parent-style-name="Standard">
      <style:paragraph-properties fo:line-height="200%" fo:text-align="start" style:justify-single-word="false"/>
      <style:text-properties officeooo:paragraph-rsid="001b6be8"/>
    </style:style>
    <style:style style:name="P7" style:family="paragraph" style:parent-style-name="Standard">
      <style:paragraph-properties fo:line-height="200%" fo:text-align="start" style:justify-single-word="false" fo:break-before="page"/>
      <style:text-properties officeooo:paragraph-rsid="0009402a"/>
    </style:style>
    <style:style style:name="P8" style:family="paragraph" style:parent-style-name="Standard">
      <loext:graphic-properties draw:fill-image-width="0in" draw:fill-image-height="0in"/>
      <style:paragraph-properties fo:margin-left="0in" fo:margin-right="0in" fo:line-height="200%" fo:text-align="start" style:justify-single-word="false" fo:text-indent="1in" style:auto-text-indent="false" style:shadow="none"/>
      <style:text-properties fo:font-size="12pt" officeooo:paragraph-rsid="0009402a" style:font-size-asian="12pt" style:font-size-complex="12pt"/>
    </style:style>
    <style:style style:name="P9" style:family="paragraph" style:parent-style-name="Standard" style:master-page-name="">
      <loext:graphic-properties draw:fill-image-width="0in" draw:fill-image-height="0in"/>
      <style:paragraph-properties fo:margin-left="0in" fo:margin-right="0in" fo:line-height="200%" fo:text-align="center" style:justify-single-word="false" fo:text-indent="0in" style:auto-text-indent="false" style:page-number="auto" fo:break-before="page" style:shadow="none"/>
      <style:text-properties fo:font-size="12pt" officeooo:rsid="001734a8" officeooo:paragraph-rsid="001734a8" style:font-size-asian="12pt" style:font-size-complex="12pt"/>
    </style:style>
    <style:style style:name="P10" style:family="paragraph" style:parent-style-name="Header">
      <style:text-properties officeooo:rsid="0009402a" officeooo:paragraph-rsid="0009402a"/>
    </style:style>
    <style:style style:name="T1" style:family="text">
      <style:text-properties style:font-name="Times New Roman" officeooo:rsid="001856c0"/>
    </style:style>
    <style:style style:name="T2" style:family="text">
      <style:text-properties style:font-name="Times New Roman" officeooo:rsid="00097fe4"/>
    </style:style>
    <style:style style:name="T3" style:family="text">
      <style:text-properties style:font-name="Times New Roman" officeooo:rsid="000a67b8"/>
    </style:style>
    <style:style style:name="T4" style:family="text">
      <style:text-properties style:font-name="Times New Roman" officeooo:rsid="000c38e7"/>
    </style:style>
    <style:style style:name="T5" style:family="text">
      <style:text-properties style:font-name="Times New Roman" officeooo:rsid="000de60f"/>
    </style:style>
    <style:style style:name="T6" style:family="text">
      <style:text-properties style:font-name="Times New Roman" officeooo:rsid="000fdb52"/>
    </style:style>
    <style:style style:name="T7" style:family="text">
      <style:text-properties style:font-name="Times New Roman" officeooo:rsid="0011a01c"/>
    </style:style>
    <style:style style:name="T8" style:family="text">
      <style:text-properties style:font-name="Times New Roman" officeooo:rsid="0012dab3"/>
    </style:style>
    <style:style style:name="T9" style:family="text">
      <style:text-properties style:font-name="Times New Roman" officeooo:rsid="00143916"/>
    </style:style>
    <style:style style:name="T10" style:family="text">
      <style:text-properties style:font-name="Times New Roman" officeooo:rsid="00154f80"/>
    </style:style>
    <style:style style:name="T11" style:family="text">
      <style:text-properties style:font-name="Times New Roman" officeooo:rsid="00157297"/>
    </style:style>
    <style:style style:name="T12" style:family="text">
      <style:text-properties style:font-name="Times New Roman" officeooo:rsid="001660e7"/>
    </style:style>
    <style:style style:name="T13" style:family="text">
      <style:text-properties style:font-name="Times New Roman" officeooo:rsid="001cedb4"/>
    </style:style>
    <style:style style:name="T14" style:family="text">
      <style:text-properties style:font-name="Times New Roman" officeooo:rsid="001d8b97"/>
    </style:style>
    <style:style style:name="T15" style:family="text">
      <style:text-properties style:font-name="Times New Roman" officeooo:rsid="0021a068"/>
    </style:style>
    <style:style style:name="T16" style:family="text">
      <style:text-properties style:font-name="Times New Roman" officeooo:rsid="00242fa3"/>
    </style:style>
    <style:style style:name="T17" style:family="text">
      <style:text-properties style:font-name="Times New Roman" officeooo:rsid="0024ae0d"/>
    </style:style>
    <style:style style:name="T18" style:family="text">
      <style:text-properties style:font-name="Times New Roman" officeooo:rsid="002628b3"/>
    </style:style>
    <style:style style:name="T19" style:family="text">
      <style:text-properties style:font-name="Times New Roman" officeooo:rsid="0028a374"/>
    </style:style>
    <style:style style:name="T20" style:family="text">
      <style:text-properties style:font-name="Times New Roman" officeooo:rsid="0028b729"/>
    </style:style>
    <style:style style:name="T21" style:family="text">
      <style:text-properties style:font-name="Times New Roman" officeooo:rsid="002928e5"/>
    </style:style>
    <style:style style:name="T22" style:family="text">
      <style:text-properties style:font-name="Times New Roman" officeooo:rsid="0029c64f"/>
    </style:style>
    <style:style style:name="T23" style:family="text">
      <style:text-properties style:font-name="Times New Roman" officeooo:rsid="0029f2ea"/>
    </style:style>
    <style:style style:name="T24" style:family="text">
      <style:text-properties style:font-name="Times New Roman" officeooo:rsid="002b4bc0"/>
    </style:style>
    <style:style style:name="T25" style:family="text">
      <style:text-properties style:font-name="Times New Roman" officeooo:rsid="002c70d6"/>
    </style:style>
    <style:style style:name="T26" style:family="text">
      <style:text-properties style:font-name="Times New Roman" officeooo:rsid="002e5fc3"/>
    </style:style>
    <style:style style:name="T27" style:family="text">
      <style:text-properties style:font-name="Times New Roman" officeooo:rsid="0030258b"/>
    </style:style>
    <style:style style:name="T28" style:family="text">
      <style:text-properties style:font-name="Times New Roman" officeooo:rsid="00310b7f"/>
    </style:style>
    <style:style style:name="T29" style:family="text">
      <style:text-properties style:font-name="Times New Roman" officeooo:rsid="0032c18e"/>
    </style:style>
    <style:style style:name="T30" style:family="text">
      <style:text-properties fo:font-variant="normal" fo:text-transform="none" fo:color="#333333" style:font-name="Times New Roman1" fo:font-size="6pt" fo:letter-spacing="normal" fo:font-style="normal" fo:font-weight="normal" officeooo:rsid="00143916"/>
    </style:style>
    <style:style style:name="T31" style:family="text">
      <style:text-properties fo:font-variant="normal" fo:text-transform="none" fo:color="#333333" style:font-name="Times New Roman1" fo:letter-spacing="normal" fo:font-style="normal" fo:font-weight="normal"/>
    </style:style>
    <style:style style:name="T32" style:family="text">
      <style:text-properties fo:font-variant="normal" fo:text-transform="none" fo:color="#333333" style:font-name="Times New Roman1" fo:letter-spacing="normal" fo:font-style="normal" fo:font-weight="normal" officeooo:rsid="00143916"/>
    </style:style>
    <style:style style:name="T33" style:family="text">
      <style:text-properties fo:font-variant="normal" fo:text-transform="none" fo:color="#333333" style:font-name="Times New Roman1" fo:letter-spacing="normal" fo:font-style="italic" fo:font-weight="normal" officeooo:rsid="00143916"/>
    </style:style>
    <style:style style:name="T34" style:family="text">
      <style:text-properties fo:color="#333333" style:font-name="Times New Roman1" fo:letter-spacing="normal" fo:font-style="italic" fo:font-weight="normal" officeooo:rsid="001439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3">Academic Goals</text:p>
      <text:p text:style-name="P1">Anja Sheppard</text:p>
      <text:p text:style-name="P1">The University of Texas at Dallas</text:p>
      <text:p text:style-name="P1">ECS 1100.003</text:p>
      <text:p text:style-name="P4"><text:span text:style-name="T1">Instructor: Tanisha Edwards</text:span></text:p>
      <text:p text:style-name="P7"><text:span text:style-name="T1"><text:tab/></text:span><text:span text:style-name="T2">I just turned 18 a few days ago, and that milestone isn’t just an entry into adulthood, but a marker of the 13 years I have spent in school. </text:span><text:span text:style-name="T3">Education is such a</text:span><text:span text:style-name="T13">n important</text:span><text:span text:style-name="T3"> part of our lives. As I embark on the next chapter of learning, I want to reflect on my time in the public school system, how those experiences shaped me, and what my future academic goals are.</text:span></text:p>
      <text:p text:style-name="P6"><text:span text:style-name="T3"><text:tab/></text:span><text:span text:style-name="T4">From kindergarten through twelve grade, I was a student in the North Carolina Public School System. My last two years were definitely my most formative, </text:span><text:span text:style-name="T5">because I attended a </text:span><text:span text:style-name="T14">STEM-focused </text:span><text:span text:style-name="T5">public residential high school. I got to interact in an academic and social context with motivated students from across the state, opening my mind to how lucky I ha</text:span><text:span text:style-name="T15">d</text:span><text:span text:style-name="T5"> been in my educational experience. Hearing from students coming from rural areas about being underfunded and under-resourced </text:span><text:span text:style-name="T16">in school</text:span><text:span text:style-name="T5"> was my first “key moment”. </text:span><text:span text:style-name="T6">Those interactions taught me to be appreciative of my education, and </text:span><text:span text:style-name="T17">I realized</text:span><text:span text:style-name="T6"> that not everyone had access to the same opportunities as I did. My big takeaway was that I needed to always put forth my best effort and take advantage of those opportunities so hopefully one day I would be in a position to give back. My next key moment was as a student on a local robotics team. Through a fun and engaging setting, I learned about </text:span><text:span text:style-name="T18">the </text:span><text:span text:style-name="T6">teamwork and expertise needed to pursue a career in robotics. Years of collaborative and outside-of-the-box thinking while on this robotics team taught me that education doesn’t just happen at school, </text:span><text:span text:style-name="T19">but rather is balanced by learning soft skills </text:span><text:span text:style-name="T20">in</text:span><text:span text:style-name="T19"> team settings</text:span><text:span text:style-name="T6">. My goal after that experience </text:span><text:span text:style-name="T21">wa</text:span><text:span text:style-name="T6">s to continue involving myself in my community and seek more team-based projects in the future. My final key moment </text:span><text:span text:style-name="T7">was the </text:span><text:span text:style-name="T22">day</text:span><text:span text:style-name="T7"> I walked across the stage at graduation. I vowed to have a </text:span><text:span text:style-name="T23">positive </text:span><text:span text:style-name="T7">mindset that took all of the lessons I learned in school and applied them to university. I wanted to make sure that I took full advantage of everything before me </text:span><text:span text:style-name="T24">in order to</text:span><text:span text:style-name="T7"> become the best person I could be. So far at UTD, I believe that I have lived up to those expectations. </text:span></text:p>
      <text:p text:style-name="P6"><text:soft-page-break/><text:span text:style-name="T7"><text:tab/>Being in an environment of higher education is tricky because my definitions of “education” are shifting. No longer is success in </text:span><text:span text:style-name="T25">school</text:span><text:span text:style-name="T7"> based off of how many AP classes you take, but rather on GPA, research positions, internships, and later, your career. </text:span><text:span text:style-name="T26">Although</text:span><text:span text:style-name="T7"> </text:span><text:span text:style-name="T27">learning paths</text:span><text:span text:style-name="T7"> diverge significantly </text:span><text:span text:style-name="T26">after high school, education can still be defined by:</text:span><text:span text:style-name="T8"> the process of giving and receiving necessary skills in order to benefit the learner and their community in the future. My personal path to becoming educated will likely involve graduate school and then a career in tech, but that looks different for everyone. </text:span></text:p>
      <text:p text:style-name="P5"><text:span text:style-name="T8"><text:tab/>Now that I’ve defined what education means to me, it is necessary to lay the groundwork for educational success by defining my goals. First of all, I plan on graduating from UTD in four years with a degree in Computer Science and with no debt. While everyone has a different take on financing higher education, my personal view is that I shouldn’t go into debt in order to get an undergraduate degree. </text:span><text:span text:style-name="T9">Dr. Long at McGill University shares my concern about the cost of university and e</text:span><text:span text:style-name="T28">ndorses a model where the government is the sole provider of loans</text:span><text:span text:style-name="T9"> (Long, 2018). This is a very pressing issue for many young people in the world, but luckily I am at UTD on full scholarship and have the incredible chance to focus on my studies rather than worry about working a full-time job. My next goal is to obtain internships in the field of robotics in order to propel myself into a great graduate school.<text:tab/> </text:span><text:span text:style-name="T29">T</text:span><text:span text:style-name="T9">o fulfill this goal, I am pursuing job opportunities in the summers and doing a study abroad within the next few years. </text:span><text:span text:style-name="T10">Although many of my personal goals revolve around my current major or Computer Science, another important ambition of mine is to stay true to myself. If I find myself not enjoying CS, I want to make sure I have the courage to take care of myself and adjust my goals. Within the major of CS, research has shown that most major changes happen early in the semester, and are often the result of improper goal-setting </text:span><text:span text:style-name="T11">(Peteranetz et. al., 2018). </text:span><text:span text:style-name="T12">I will also keep an eye out for my peers during the early stages of the year in order to support them in the CS major.</text:span></text:p>
      <text:p text:style-name="P5"><text:soft-page-break/><text:span text:style-name="T12"><text:tab/>Most of my life has been spent in school up to this point, but as educational paths start diverging after high school, I am beginning to understand how much more control I have over my future. Setting goals, sticking them, and adjusting when needed is a crucial part of educational success, and I can’t wait to see where it will take me.</text:span></text:p>
      <text:p text:style-name="P5"><text:span text:style-name="T30"/></text:p>
      <text:p text:style-name="P9"><text:span text:style-name="T32">R</text:span><text:span text:style-name="T31">eferences</text:span></text:p>
      <text:p text:style-name="P8"><text:span text:style-name="T32">Long, N. V. (2018). Financing higher education in an imperfect world. </text:span><text:span text:style-name="T34">Economics of Education Review</text:span><text:span text:style-name="T32">. doi:10.1016/j.econedurev.2018.06.004</text:span></text:p>
      <text:p text:style-name="P8"><text:span text:style-name="T32">Peteranetz, M. S., Flanigan, A. E., Shell, D. F., &amp; Soh, L. (2018). Career aspirations, perceived instrumentality, and achievement in undergraduate computer science courses. </text:span><text:span text:style-name="T33">Contemporary Educational Psychology,53</text:span><text:span text:style-name="T32">, 27-44. doi:10.1016/j.cedpsych.2018.01.00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Georgia,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9402a" officeooo:paragraph-rsid="0009402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Academic Goals<text:tab/><text:tab/><text:page-number text:select-page="current">5</text:page-number><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9T11:02:43.139986685</meta:creation-date>
    <dc:date>2018-09-02T15:24:56.402778316</dc:date>
    <meta:editing-duration>P1DT3H5M4S</meta:editing-duration>
    <meta:editing-cycles>34</meta:editing-cycles>
    <meta:generator>LibreOffice/5.1.6.2$Linux_X86_64 LibreOffice_project/10m0$Build-2</meta:generator>
    <meta:document-statistic meta:table-count="0" meta:image-count="0" meta:object-count="0" meta:page-count="5" meta:paragraph-count="14" meta:word-count="885" meta:character-count="5142" meta:non-whitespace-character-count="4261"/>
  </office:meta>
</office:document-meta>
</file>